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100000081B5F6DCDCEE0DCDB9.png" manifest:media-type="image/png"/>
  <manifest:file-entry manifest:full-path="Pictures/10003DFB00000D5500000D55D554696CBB7E48EB.svg" manifest:media-type="image/svg+xml"/>
  <manifest:file-entry manifest:full-path="Pictures/100019650000373A0000373AF6E22635E1DF5D2A.svg" manifest:media-type="image/svg+xml"/>
  <manifest:file-entry manifest:full-path="Pictures/100002010000006C000000A16776E902950D417B.png" manifest:media-type="image/png"/>
  <manifest:file-entry manifest:full-path="Pictures/100000000000000800000008D65121279EDCA62F.png" manifest:media-type="image/png"/>
  <manifest:file-entry manifest:full-path="Pictures/10000201000000810000008158E12CB5FDCA61CD.png" manifest:media-type="image/png"/>
  <manifest:file-entry manifest:full-path="Pictures/100000000000010000000100DFCD83982739605F.jpg" manifest:media-type="image/jpeg"/>
  <manifest:file-entry manifest:full-path="Pictures/1000020100000216000002167C93DD9F48E737AA.png" manifest:media-type="image/png"/>
  <manifest:file-entry manifest:full-path="Pictures/10004BD900000D5500000D551DF58C39714F00CA.svg" manifest:media-type="image/svg+xml"/>
  <manifest:file-entry manifest:full-path="Pictures/10003EDB00000D5500000D556CFF9257CB46B2D5.svg" manifest:media-type="image/svg+xml"/>
  <manifest:file-entry manifest:full-path="Pictures/100058E300000D5500000D5580B40E6BB0B0857F.svg" manifest:media-type="image/svg+xml"/>
  <manifest:file-entry manifest:full-path="Pictures/1000588500000D5500000D55B7FCDE9DBBBA3466.svg" manifest:media-type="image/svg+xml"/>
  <manifest:file-entry manifest:full-path="Pictures/10000201000000810000008153379C1407227DF4.png" manifest:media-type="image/png"/>
  <manifest:file-entry manifest:full-path="Pictures/1001223D000014780000192B0031224F92EF3E58.svg" manifest:media-type="image/svg+xml"/>
  <manifest:file-entry manifest:full-path="Pictures/100002010000008100000081789233086E12235F.png" manifest:media-type="image/png"/>
  <manifest:file-entry manifest:full-path="Pictures/10000201000000C6000000F4FA4A565A98369E65.png" manifest:media-type="image/png"/>
  <manifest:file-entry manifest:full-path="Pictures/1000020100000081000000815214178846B1D498.png" manifest:media-type="image/png"/>
  <manifest:file-entry manifest:full-path="Pictures/1000589400000B21000010A4389D00CE67DB5C1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Submarine" draw:gradient-step-count="0" draw:textarea-horizontal-align="justify" draw:textarea-vertical-align="middle" draw:auto-grow-height="false" fo:min-height="2.568cm" fo:min-width="2.679cm"/>
    </style:style>
    <style:style style:name="gr2" style:family="graphic" style:parent-style-name="standard">
      <style:graphic-properties draw:fill="bitmap" draw:gradient-step-count="0" draw:fill-image-name="Wall_20_of_20_Rock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89cm" fo:min-width="2.864cm"/>
    </style:style>
    <style:style style:name="gr3" style:family="graphic" style:parent-style-name="standard">
      <style:graphic-properties draw:stroke="none" draw:stroke-dash="Fine_20_Dotted" svg:stroke-color="#000000" draw:fill="bitmap" draw:gradient-step-count="0" draw:fill-image-name="_32_0_20_Percent" style:repeat="repeat" draw:textarea-horizontal-align="justify" draw:textarea-vertical-align="middle" draw:auto-grow-height="false" fo:min-height="2.944cm" fo:min-width="2.50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555cm" fo:min-width="1.426cm"/>
    </style:style>
    <style:style style:name="gr6" style:family="graphic" style:parent-style-name="standard">
      <style:graphic-properties svg:stroke-color="#000000" draw:fill="gradient" draw:fill-gradient-name="Green_20_Grass" draw:gradient-step-count="0" draw:textarea-horizontal-align="justify" draw:textarea-vertical-align="middle" draw:auto-grow-height="false" fo:min-height="2.397cm" fo:min-width="2.068cm"/>
    </style:style>
    <style:style style:name="gr7" style:family="graphic" style:parent-style-name="standard">
      <style:graphic-properties svg:stroke-color="#000000" draw:fill="gradient" draw:fill-gradient-name="Green_20_Grass" draw:gradient-step-count="0" draw:textarea-horizontal-align="justify" draw:textarea-vertical-align="middle" draw:auto-grow-height="false" fo:min-height="2.371cm" fo:min-width="2.173cm"/>
    </style:style>
    <style:style style:name="gr8" style:family="graphic" style:parent-style-name="standard">
      <style:graphic-properties svg:stroke-color="#000000" draw:fill="gradient" draw:fill-gradient-name="Green_20_Grass" draw:gradient-step-count="0" draw:textarea-horizontal-align="justify" draw:textarea-vertical-align="middle" draw:auto-grow-height="false" fo:min-height="2.714cm" fo:min-width="1.723cm"/>
    </style:style>
    <style:style style:name="gr9" style:family="graphic" style:parent-style-name="standard">
      <style:graphic-properties svg:stroke-color="#000000" draw:fill="gradient" draw:fill-gradient-name="Green_20_Grass" draw:gradient-step-count="0" draw:textarea-horizontal-align="justify" draw:textarea-vertical-align="middle" draw:auto-grow-height="false" fo:min-height="2.741cm" fo:min-width="1.7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gradient" draw:fill-gradient-name="Submarine" draw:gradient-step-count="0"/>
      <style:paragraph-properties fo:text-align="center"/>
    </style:style>
    <style:style style:name="P2" style:family="paragraph">
      <loext:graphic-properties draw:fill="bitmap" draw:gradient-step-count="0" draw:fill-image-name="Wall_20_of_20_Rock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loext:graphic-properties draw:fill="bitmap" draw:gradient-step-count="0" draw:fill-image-name="_32_0_20_Percent" style:repeat="repeat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gradient" draw:fill-gradient-name="Green_20_Grass" draw:gradient-step-count="0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79cm" svg:height="2.818cm" svg:x="3.255cm" svg:y="1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64cm" svg:height="3.14cm" svg:x="3.198cm" svg:y="4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06cm" svg:height="3.194cm" svg:x="3.477cm" svg:y="9.6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12cm" svg:height="3.412cm" svg:x="8.163cm" svg:y="6.047cm">
          <draw:image xlink:href="Pictures/100058E300000D5500000D5580B40E6BB0B0857F.svg" xlink:type="simple" xlink:show="embed" xlink:actuate="onLoad" loext:mime-type="image/svg+xml">
            <text:p/>
          </draw:image>
          <draw:image xlink:href="Pictures/10000201000000810000008153379C1407227DF4.png" xlink:type="simple" xlink:show="embed" xlink:actuate="onLoad" loext:mime-type="image/png"/>
        </draw:frame>
        <draw:frame draw:style-name="gr4" draw:text-style-name="P4" draw:layer="layout" svg:width="3.412cm" svg:height="3.412cm" svg:x="12.37cm" svg:y="6.232cm">
          <draw:image xlink:href="Pictures/1000588500000D5500000D55B7FCDE9DBBBA3466.svg" xlink:type="simple" xlink:show="embed" xlink:actuate="onLoad" loext:mime-type="image/svg+xml">
            <text:p/>
          </draw:image>
          <draw:image xlink:href="Pictures/100002010000008100000081789233086E12235F.png" xlink:type="simple" xlink:show="embed" xlink:actuate="onLoad" loext:mime-type="image/png"/>
        </draw:frame>
        <draw:frame draw:style-name="gr4" draw:text-style-name="P4" draw:layer="layout" svg:width="3.412cm" svg:height="3.412cm" svg:x="16.471cm" svg:y="6.152cm">
          <draw:image xlink:href="Pictures/10004BD900000D5500000D551DF58C39714F00CA.svg" xlink:type="simple" xlink:show="embed" xlink:actuate="onLoad" loext:mime-type="image/svg+xml">
            <text:p/>
          </draw:image>
          <draw:image xlink:href="Pictures/1000020100000081000000815214178846B1D498.png" xlink:type="simple" xlink:show="embed" xlink:actuate="onLoad" loext:mime-type="image/png"/>
        </draw:frame>
        <draw:frame draw:style-name="gr4" draw:text-style-name="P4" draw:layer="layout" svg:width="3.412cm" svg:height="3.412cm" svg:x="8.56cm" svg:y="10.703cm">
          <draw:image xlink:href="Pictures/10003EDB00000D5500000D556CFF9257CB46B2D5.svg" xlink:type="simple" xlink:show="embed" xlink:actuate="onLoad" loext:mime-type="image/svg+xml">
            <text:p/>
          </draw:image>
          <draw:image xlink:href="Pictures/10000201000000810000008158E12CB5FDCA61CD.png" xlink:type="simple" xlink:show="embed" xlink:actuate="onLoad" loext:mime-type="image/png"/>
        </draw:frame>
        <draw:frame draw:style-name="gr4" draw:text-style-name="P4" draw:layer="layout" svg:width="2.147cm" svg:height="2.64cm" svg:x="13.067cm" svg:y="11.112cm">
          <draw:image xlink:href="Pictures/1001223D000014780000192B0031224F92EF3E58.svg" xlink:type="simple" xlink:show="embed" xlink:actuate="onLoad" loext:mime-type="image/svg+xml">
            <text:p/>
          </draw:image>
          <draw:image xlink:href="Pictures/10000201000000C6000000F4FA4A565A98369E65.png" xlink:type="simple" xlink:show="embed" xlink:actuate="onLoad" loext:mime-type="image/png"/>
        </draw:frame>
        <draw:frame draw:style-name="gr4" draw:text-style-name="P4" draw:layer="layout" svg:width="2.256cm" svg:height="3.373cm" svg:x="17.08cm" svg:y="11.007cm">
          <draw:image xlink:href="Pictures/1000589400000B21000010A4389D00CE67DB5C19.svg" xlink:type="simple" xlink:show="embed" xlink:actuate="onLoad" loext:mime-type="image/svg+xml">
            <text:p/>
          </draw:image>
          <draw:image xlink:href="Pictures/100002010000006C000000A16776E902950D417B.png" xlink:type="simple" xlink:show="embed" xlink:actuate="onLoad" loext:mime-type="image/png"/>
        </draw:frame>
        <draw:frame draw:style-name="gr4" draw:text-style-name="P4" draw:layer="layout" svg:width="3.042cm" svg:height="3.042cm" svg:x="20.903cm" svg:y="6.457cm">
          <draw:image xlink:href="Pictures/100019650000373A0000373AF6E22635E1DF5D2A.svg" xlink:type="simple" xlink:show="embed" xlink:actuate="onLoad" loext:mime-type="image/svg+xml">
            <text:p/>
          </draw:image>
          <draw:image xlink:href="Pictures/1000020100000216000002167C93DD9F48E737AA.png" xlink:type="simple" xlink:show="embed" xlink:actuate="onLoad" loext:mime-type="image/png"/>
        </draw:frame>
        <draw:frame draw:style-name="gr4" draw:text-style-name="P4" draw:layer="layout" svg:width="3.412cm" svg:height="3.412cm" svg:x="20.651cm" svg:y="10.782cm">
          <draw:image xlink:href="Pictures/10003DFB00000D5500000D55D554696CBB7E48EB.svg" xlink:type="simple" xlink:show="embed" xlink:actuate="onLoad" loext:mime-type="image/svg+xml">
            <text:p/>
          </draw:image>
          <draw:image xlink:href="Pictures/100002010000008100000081B5F6DCDCEE0DCDB9.png" xlink:type="simple" xlink:show="embed" xlink:actuate="onLoad" loext:mime-type="image/png"/>
        </draw:frame>
        <draw:custom-shape draw:style-name="gr5" draw:text-style-name="P5" draw:layer="layout" svg:width="2.722cm" svg:height="2.551cm" svg:x="3.464cm" svg:y="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567cm" svg:height="2.646cm" svg:x="3.836cm" svg:y="1.163cm">
          <text:p/>
          <draw:enhanced-geometry svg:viewBox="0 0 21600 21600" draw:text-areas="0 0 21600 21600" draw:mirror-horizontal="false" draw:mirror-vertical="false" draw:type="pentagon-right" draw:modifiers="16637.38317757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179cm" svg:height="2.818cm" svg:x="11.854cm" svg:y="1.0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22cm" svg:height="2.551cm" svg:x="12.063cm" svg:y="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9cm" svg:height="2.818cm" svg:x="16.775cm" svg:y="1.0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22cm" svg:height="2.551cm" svg:x="16.984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9cm" svg:height="2.818cm" svg:x="21.564cm" svg:y="1.0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22cm" svg:height="2.551cm" svg:x="21.773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672cm" svg:height="2.62cm" svg:x="11.907cm" svg:y="1.203cm">
          <text:p/>
          <draw:enhanced-geometry svg:viewBox="0 0 21600 21600" draw:mirror-horizontal="true" draw:text-areas="0 0 21600 21600" draw:type="pentagon-right" draw:modifiers="16824.242424242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2.222cm" svg:height="2.963cm" draw:transform="rotate (1.5707963267949) translate (16.881cm 3.36cm)">
          <text:p/>
          <draw:enhanced-geometry svg:viewBox="0 0 21600 21600" draw:mirror-horizontal="false" draw:mirror-vertical="false" draw:text-areas="0 0 21600 21600" draw:type="pentagon-right" draw:modifiers="14691.49797570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2.249cm" svg:height="2.99cm" draw:transform="rotate (1.5707963267949) translate (21.643cm 3.835cm)">
          <text:p/>
          <draw:enhanced-geometry svg:viewBox="0 0 21600 21600" draw:mirror-horizontal="false" draw:mirror-vertical="true" draw:text-areas="0 0 21600 21600" draw:type="pentagon-right" draw:modifiers="14726.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bmarine" draw:style="linear" draw:start-color="#dde8cb" draw:end-color="#b4c7dc" draw:start-intensity="100%" draw:end-intensity="100%" draw:angle="0" draw:border="0%"/>
    <draw:fill-image draw:name="_32_0_20_Percent" draw:display-name="20 Percent" xlink:href="Pictures/100000000000000800000008D65121279EDCA62F.pn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0:19:26.072011414</meta:creation-date>
    <dc:date>2022-09-17T12:44:01.404978112</dc:date>
    <meta:editing-duration>PT31M47S</meta:editing-duration>
    <meta:editing-cycles>3</meta:editing-cycles>
    <meta:generator>LibreOffice/6.4.7.2$Linux_X86_64 LibreOffice_project/40$Build-2</meta:generator>
    <meta:document-statistic meta:object-count="45"/>
  </office:meta>
</office:document-meta>
</file>